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indent="0.3937in"/>
    </style:style>
    <style:style style:name="P19" style:parent-style-name="Číslovanýseznam" style:family="paragraph"/>
    <style:style style:name="P20" style:parent-style-name="Číslovanýseznam" style:family="paragraph"/>
    <style:style style:name="P21" style:parent-style-name="Číslovanýseznam" style:family="paragraph"/>
    <style:style style:name="P22" style:parent-style-name="Číslovanýseznam" style:family="paragraph"/>
    <style:style style:name="P23" style:parent-style-name="Číslovanýseznam" style:family="paragraph"/>
    <style:style style:name="P24" style:parent-style-name="Číslovanýseznam" style:family="paragraph"/>
    <style:style style:name="P25" style:parent-style-name="Číslovanýseznam" style:family="paragraph"/>
    <style:style style:name="P26" style:parent-style-name="Číslovanýseznam" style:family="paragraph"/>
    <style:style style:name="P27" style:parent-style-name="Základnítext" style:family="paragraph">
      <style:paragraph-properties fo:text-indent="0.3937in"/>
    </style:style>
    <style:style style:name="P28" style:parent-style-name="Číslovanýseznam" style:family="paragraph"/>
    <style:style style:name="P29" style:parent-style-name="Číslovanýseznam" style:family="paragraph"/>
    <style:style style:name="P30" style:parent-style-name="Číslovanýseznam" style:family="paragraph"/>
    <style:style style:name="P31" style:parent-style-name="Číslovanýseznam" style:family="paragraph"/>
    <style:style style:name="P32" style:parent-style-name="Číslovanýseznam" style:family="paragraph"/>
    <style:style style:name="P33" style:parent-style-name="Číslovanýseznam" style:family="paragraph"/>
    <style:style style:name="P34" style:parent-style-name="Číslovanýseznam" style:family="paragraph"/>
    <style:style style:name="P35" style:parent-style-name="Číslovanýseznam" style:family="paragraph"/>
    <style:style style:name="P36" style:parent-style-name="Číslovanýseznam" style:family="paragraph">
      <style:paragraph-properties fo:margin-left="1in">
        <style:tab-stops>
          <style:tab-stop style:type="left" style:position="-0.6062in"/>
        </style:tab-stops>
      </style:paragraph-properties>
    </style:style>
    <style:style style:name="P37" style:parent-style-name="Základnítext" style:family="paragraph">
      <style:paragraph-properties fo:text-indent="0.3937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5/2018<text:bookmark-end text:name="Text14"/></text:p>
            <text:p text:style-name="Normální">KVOP-50544/2018<text:bookmark-end text:name="Text2"/></text:p>
            <text:p text:style-name="Normální"><text:bookmark-start text:name="Text6"/>21. 1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J. V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V.,</text:p>
      <text:p text:style-name="P18">dne 19. 11. 2018 byla do Kanceláře veřejného ochránce práv doručena Vaše žádost podle zákona o svobodném přístupu k informacím,<text:span text:style-name="Značkapozn.podčarou"><text:note text:note-class="footnote" text:id="_ftn0"><text:note-citation>1</text:note-citation><text:note-body><text:p text:style-name="Textpozn.podčarou"><text:s/>Zákon č. 106/1999 Sb., o svobodném přístupu k informacím, ve znění pozdějších předpisů.</text:p></text:note-body></text:note></text:span><text:s/>kterou žádáte poskytnutí následujících informací:</text:p>
      <text:list text:style-name="LFO8" text:continue-numbering="true">
        <text:list-item>
          <text:p text:style-name="P19"><text:span text:style-name="Silné">k záležitosti podnětu zn. 2846/2018/VOP/JMA:</text:span></text:p>
          <text:list text:continue-numbering="true">
            <text:list-item>
              <text:p text:style-name="P20">v jaké fázi se nachází vyřizování tohoto podnětu;</text:p>
            </text:list-item>
            <text:list-item>
              <text:p text:style-name="P21">kopie vyjádření starosty města Tišnova, jež měl tento starosta poskytnout do dne 15. 11. 2018;</text:p>
            </text:list-item>
          </text:list>
        </text:list-item>
        <text:list-item>
          <text:p text:style-name="P22"><text:span text:style-name="Silné">k záležitosti podnětu ze dne 30. 10. 2018:</text:span></text:p>
          <text:list text:continue-numbering="true">
            <text:list-item>
              <text:p text:style-name="P23">jaké je číslo jednací a spisová značka, k níž byl tento podnět zaevidován;</text:p>
            </text:list-item>
            <text:list-item>
              <text:p text:style-name="P24">který právník tento podnět vyřizuje;</text:p>
            </text:list-item>
            <text:list-item>
              <text:p text:style-name="P25">kdy budete mít možnost nahlédnout do spisu vedeného v uvedené věci (časový termín);</text:p>
            </text:list-item>
            <text:list-item>
              <text:p text:style-name="P26">zda Kancelář veřejného ochránce práv provede v rámci vyřizování tohoto podnětu místní šetření a zda k němu přizve spolumajitele pozemku p. č.<text:s/>x, katastrální území<text:s/>x.</text:p>
            </text:list-item>
          </text:list>
        </text:list-item>
      </text:list>
      <text:p text:style-name="P27">Ve smyslu zákona o svobodném přístupu k informacím<text:s/>Vám<text:s/><text:span text:style-name="Silné">poskytuji níže uvedené informace</text:span>:</text:p>
      <text:list text:style-name="LFO8">
        <text:list-item text:start-value="1">
          <text:p text:style-name="P28"><text:span text:style-name="Silné">k záležitosti podnětu zn. 2846/2018/VOP/JMA:</text:span></text:p>
        </text:list-item>
      </text:list>
      <text:list text:style-name="LFO8" text:continue-numbering="true">
        <text:list-item>
          <text:list>
            <text:list-item>
              <text:p text:style-name="P29">Zástupce veřejné ochránkyně práv vydal dne 16. 10. 2018 zprávu o šetření Vašeho podnětu zn. 2846/2018/VOP/JMA, přičemž v souladu s ustanovením § 18 odst. 1 zákona o veřejném ochránci<text:span text:style-name="Značkapozn.podčarou"><text:note text:note-class="footnote" text:id="_ftn1"><text:note-citation>2</text:note-citation><text:note-body><text:p text:style-name="Textpozn.podčarou"><text:s/>Zákon č. 349/1999 Sb., o veřejném ochránci práv, ve znění pozdějších předpisů.</text:p></text:note-body></text:note></text:span><text:s/>práv vyzval starostu města Tišnov, aby se do 30 dnů ode dne doručení zprávy vyjádřil ke zjištěným pochybením. Informuji Vás, že starosta města Tišnov uloženou povinnost splnil a dne 2. 11. 2018 předložil požadované vyjádření. Zástupce ochránkyně bude nyní<text:s/><text:soft-page-break/>pokračovat ve vyřizování uvedeného podnětu postupem v souladu s ustanovením § 18 odst. 2 zákona o veřejném ochránci práv.<text:span text:style-name="Značkapozn.podčarou"><text:note text:note-class="footnote" text:id="_ftn2"><text:note-citation>3</text:note-citation><text:note-body><text:p text:style-name="Textpozn.podčarou"><text:s/>Ustanovení § 18 odst. 2 zákona o veřejném ochránci práv:<text:s/><text:span text:style-name="Zdůraznění">„Pokud úřad na výzvu podle odstavce 1 sdělí, že provedl nebo provádí opatření k nápravě a ochránce tato opatření shledá dostatečnými, vyrozumí o tom stěžovatele i úřad. Jinak ochránce po obdržení vyjádření nebo marném uplynutí lhůty sdělí písemně své závěrečné stanovisko úřadu a stěžovateli; součástí tohoto stanoviska je návrh opatření k nápravě.“</text:span></text:p></text:note-body></text:note></text:span>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30">V souladu s Vaší žádostí Vám zasílám kopii předmětného vyjádření starosty ze dne 2. 11. 2018.</text:p>
            </text:list-item>
          </text:list>
        </text:list-item>
        <text:list-item>
          <text:p text:style-name="P31"><text:span text:style-name="Silné">k záležitosti podnětu ze dne 30. 10. 2018:</text:span></text:p>
          <text:list text:continue-numbering="true">
            <text:list-item>
              <text:p text:style-name="P32">Podnět, který jste učinil osobně v Kanceláři veřejného ochránce práv dne 30. 10. 2018, byl zaevidován k č. j.<text:s/>KVOP-47071/2018<text:s/>a vložen jako doplnění do spisu zn. 6694/2018/VOP/DP.</text:p>
            </text:list-item>
            <text:list-item>
              <text:p text:style-name="P33">Zaměstnancem<text:s/>Kanceláře veřejného ochránce práv<text:s/>pověřeným zpracováním uvedeného podnětu je<text:s/>Mgr.<text:s/>Bc. David Polášek.</text:p>
            </text:list-item>
            <text:list-item>
              <text:p text:style-name="P34">Ohledně termínu pro nahlédnutí do předmětného spisu se můžete domluvit se zpracovatelem podnětu na tel. č. 542 542<text:s/>772<text:s/>či<text:s/>e-mailové adrese<text:s/><text:a xlink:href="mailto:david.polasek@ochrance.cz" office:target-frame-name="_top" xlink:show="replace"><text:span text:style-name="Hypertextovýodkaz">david.polasek@ochrance.cz</text:span></text:a>.</text:p>
            </text:list-item>
            <text:list-item>
              <text:p text:style-name="P35">Zástupce veřejné ochránkyně práv pověřený k vyřízení Vašeho podnětu neshledal nezbytné a účelné provádět místní šetření na místě samém. O vyřízení Vašeho podnětu Vás písemně vyrozumí samostatným dopisem.<text:s/></text:p>
            </text:list-item>
          </text:list>
        </text:list-item>
      </text:list>
      <text:p text:style-name="P36"/>
      <text:p text:style-name="P37">S pozdravem</text:p>
      <text:p text:style-name="Základnítext"/>
      <text:p text:style-name="Základnítext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vyjádření starosty města Tišnov ze dne 2. 11. 2018 (kopie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05BO*</text:span>*KVOPX00905BO*</text:p>
        <text:p text:style-name="P12"><text:span text:style-name="T13">KVOPX00905BO</text:span>KVOPX00905B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28T13:14:00Z</meta:creation-date>
    <dc:date>2019-01-28T13:15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5" meta:word-count="400" meta:character-count="2755" meta:row-count="19" meta:non-whitespace-character-count="2360"/>
  </office:meta>
</office:document-meta>
</file>